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loext:decorative="false" draw:fill-color="#ffffff" draw:auto-grow-height="true" draw:auto-grow-width="true" fo:min-height="3.507cm" fo:min-width="23.912cm"/>
    </style:style>
    <style:style style:name="pr2" style:family="presentation" style:parent-style-name="lyt-cool-outline1">
      <style:graphic-properties loext:decorative="false" draw:fill-color="#ffffff" draw:auto-grow-height="true" draw:auto-grow-width="true" fo:min-height="13.23cm" fo:min-width="23.912cm"/>
    </style:style>
    <style:style style:name="pr3" style:family="presentation" style:parent-style-name="lyt-cool-notes">
      <style:graphic-properties loext:decorative="false" draw:fill-color="#ffffff" draw:auto-grow-height="true" fo:min-height="11.41cm"/>
    </style:style>
    <style:style style:name="pr4" style:family="presentation" style:parent-style-name="lyt-cool-title">
      <style:graphic-properties loext:decorative="false" fo:min-height="3.507cm"/>
    </style:style>
    <style:style style:name="pr5" style:family="presentation" style:parent-style-name="lyt-cool-outline1">
      <style:graphic-properties loext:decorative="false" fo:min-height="15.371cm"/>
    </style:style>
    <style:style style:name="pr6" style:family="presentation" style:parent-style-name="lyt-cool-notes">
      <style:graphic-properties loext:decorative="false" draw:fill-color="#ffffff" fo:min-height="11.41cm"/>
    </style:style>
    <style:style style:name="pr7" style:family="presentation" style:parent-style-name="lyt-cool-outline1">
      <style:graphic-properties loext:decorative="false" fo:min-height="13.23cm"/>
    </style:style>
    <style:style style:name="pr8" style:family="presentation" style:parent-style-name="lyt-cool-outline1">
      <style:graphic-properties loext:decorative="false" fo:min-height="12.297cm"/>
    </style:style>
    <style:style style:name="pr9" style:family="presentation" style:parent-style-name="lyt-cool-outline1">
      <style:graphic-properties loext:decorative="false" fo:min-height="9.433cm"/>
    </style:style>
    <style:style style:name="pr10" style:family="presentation" style:parent-style-name="lyt-cool-title">
      <style:graphic-properties fo:min-height="3.507cm"/>
    </style:style>
    <style:style style:name="pr11" style:family="presentation" style:parent-style-name="lyt-cool-outline1">
      <style:graphic-properties fo:min-height="9.433cm"/>
    </style:style>
    <style:style style:name="pr12" style:family="presentation" style:parent-style-name="lyt-cool-notes">
      <style:graphic-properties draw:fill-color="#ffffff" fo:min-height="11.41cm"/>
    </style:style>
    <style:style style:name="pr13" style:family="presentation" style:parent-style-name="lyt-cool-outline1">
      <style:graphic-properties loext:decorative="false" fo:min-height="10.7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1.2cm" fo:margin-right="0cm" fo:text-indent="-0.9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fo:font-size="2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GDD for JingleGame Jam2024</text:p>
          </draw:text-box>
        </draw:frame>
        <draw:frame presentation:style-name="pr2" draw:text-style-name="P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Title - TBD</text:p>
              </text:list-item>
              <text:list-item>
                <text:p>Purpose - to make a submission for:<text:line-break/>Yogscast Games - Jingle Game Jam 2024</text:p>
              </text:list-item>
              <text:list-item>
                <text:p>Theme - <text:s/>Everything Has A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ough ideas</text:p>
          </draw:text-box>
        </draw:frame>
        <draw:frame presentation:style-name="pr5" draw:text-style-name="P3" draw:layer="layout" svg:width="23.912cm" svg:height="15.371cm" svg:x="2.058cm" svg:y="5.838cm" presentation:class="outline">
          <draw:text-box>
            <text:list text:style-name="L2">
              <text:list-item>
                <text:p><text:span text:style-name="T1">Make it Yogscast themed by adding various "artifacts" - or just Jingle Jam themed stuff</text:span></text:p>
              </text:list-item>
              <text:list-item>
                <text:p><text:span text:style-name="T1">Make it Datlof themed - because GLORY TO DATLOF!</text:span></text:p>
              </text:list-item>
              <text:list-item>
                <text:p><text:span text:style-name="T1">Determine the value of thing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Art direction</text:p>
          </draw:text-box>
        </draw:frame>
        <draw:frame presentation:style-name="pr7" draw:text-style-name="P3" draw:layer="layout" svg:width="23.912cm" svg:height="13.23cm" svg:x="2.058cm" svg:y="5.838cm" presentation:class="outline">
          <draw:text-box>
            <text:list text:style-name="L2">
              <text:list-item>
                <text:p>2D or 3D?</text:p>
              </text:list-item>
              <text:list-item>
                <text:p>Mostly 2D UI game</text:p>
              </text:list-item>
              <text:list-item>
                <text:p>Shaders – 2D ones</text:p>
              </text:list-item>
              <text:list-item>
                <text:p>Low poly Pixel textured 3D objec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nitial game idea</text:p>
          </draw:text-box>
        </draw:frame>
        <draw:frame presentation:style-name="pr8" draw:text-style-name="P3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You are a government worker responsible for inspecting packages</text:p>
              </text:list-item>
              <text:list-item>
                <text:p>The game starts with the player waking up after suffering head trauma induced memory loss</text:p>
              </text:list-item>
              <text:list-item>
                <text:p>You have to determine the cost of things based on hints / clu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Primary game loop</text:p>
          </draw:text-box>
        </draw:frame>
        <draw:frame presentation:style-name="pr9" draw:text-style-name="P3" draw:layer="layout" svg:width="23.912cm" svg:height="9.433cm" svg:x="2.058cm" svg:y="5.838cm" presentation:class="outline">
          <draw:text-box>
            <text:list text:style-name="L2">
              <text:list-item>
                <text:p>Box with stuff comes in (via conveyor belt)</text:p>
              </text:list-item>
              <text:list-item>
                <text:p>Player has to figure out the approximate cost of all things</text:p>
              </text:list-item>
              <text:list-item>
                <text:p>Things that do not match criteria should be disposed</text:p>
              </text:list-item>
              <text:list-item>
                <text:p/>
              </text:list-item>
              <text:list-item>
                <text:p>Choices are confirmed and day end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Feature ideas</text:p>
          </draw:text-box>
        </draw:frame>
        <draw:frame presentation:style-name="pr8" draw:text-style-name="P3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Have 3D objects that the player can inspect by rotating them with mouse</text:p>
              </text:list-item>
              <text:list-item>
                <text:p>Zooming in on stuff on the 3D object would be a bonus</text:p>
              </text:list-item>
              <text:list-item>
                <text:p>Newspaper with updates and information - made out of sections</text:p>
              </text:list-item>
              <text:list-item>
                <text:p>A bin chute for disposing things - drag and drop to destroy</text:p>
              </text:list-item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 text:style-name="P5">Feature ideas – cont.</text:p>
          </draw:text-box>
        </draw:frame>
        <draw:frame presentation:style-name="pr9" draw:text-style-name="P3" draw:layer="layout" svg:width="23.912cm" svg:height="9.433cm" svg:x="2.058cm" svg:y="5.838cm" presentation:class="outline">
          <draw:text-box>
            <text:list text:style-name="L2">
              <text:list-item>
                <text:p>Random items that cause events that branch out the game</text:p>
              </text:list-item>
              <text:list-item>
                <text:p>Multiple endings depending on player choices</text:p>
              </text:list-item>
              <text:list-item>
                <text:p>Bees! If you let them get in - they will ruin the facility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10" draw:layer="layout" svg:width="23.912cm" svg:height="3.507cm" svg:x="2.058cm" svg:y="1.543cm" presentation:class="title">
          <draw:text-box>
            <text:p>Game ending ideas</text:p>
          </draw:text-box>
        </draw:frame>
        <draw:frame presentation:style-name="pr11" draw:layer="layout" svg:width="23.912cm" svg:height="9.433cm" svg:x="2.058cm" svg:y="5.838cm" presentation:class="outline">
          <draw:text-box>
            <text:list text:style-name="L2">
              <text:list-item>
                <text:p>Bees - bees flood the facility and the screen is covered with bees -&gt; fades to black</text:p>
              </text:list-item>
              <text:list-item>
                <text:p>Treason - you go to options and unselect a box that says "glory to datlof" - which leads to instant loss and reset due to trea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8" presentation:class="page"/>
          <draw:frame presentation:style-name="pr12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andom event ideas</text:p>
          </draw:text-box>
        </draw:frame>
        <draw:frame presentation:style-name="pr13" draw:text-style-name="P3" draw:layer="layout" svg:width="23.912cm" svg:height="10.76cm" svg:x="2.058cm" svg:y="5.838cm" presentation:class="outline" presentation:user-transformed="true">
          <draw:text-box>
            <text:list text:style-name="L2">
              <text:list-item>
                <text:p>Ban on imports from [neighbour country]</text:p>
              </text:list-item>
              <text:list-item>
                <text:p>Warehouse storing [resource] was destroyed by [fire / riots]</text:p>
              </text:list-item>
              <text:list-item>
                <text:p>Polls show people want [product]</text:p>
              </text:list-item>
              <text:list-item>
                <text:p>Article in newspaper indicates people expect [product] will be cheaper on national holida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deas for 3D objects</text:p>
          </draw:text-box>
        </draw:frame>
        <draw:frame presentation:style-name="pr9" draw:text-style-name="P3" draw:layer="layout" svg:width="23.912cm" svg:height="9.433cm" svg:x="2.058cm" svg:y="5.838cm" presentation:class="outline">
          <draw:text-box>
            <text:list text:style-name="L2">
              <text:list-header>
                <text:p>Bag, toaster, empty bottle of gin, empty box of jaffas, red-matter bomb box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0" draw:border="0%"/>
    <draw:gradient draw:name="Wypełnione" draw:style="linear" draw:start-color="#ffffff" draw:end-color="#cccccc" draw:start-intensity="100%" draw:end-intensity="100%" draw:angle="0" draw:border="0%"/>
    <draw:gradient draw:name="Wypełnione_20_czerwonym" draw:display-name="Wypełnione czerwonym" draw:style="linear" draw:start-color="#ff6d6d" draw:end-color="#c9211e" draw:start-intensity="100%" draw:end-intensity="100%" draw:angle="0" draw:border="0%"/>
    <draw:gradient draw:name="Wypełnione_20_zielonym" draw:display-name="Wypełnione zielonym" draw:style="linear" draw:start-color="#77bc65" draw:end-color="#127622" draw:start-intensity="100%" draw:end-intensity="100%" draw:angle="0" draw:border="0%"/>
    <draw:gradient draw:name="Wypełnione_20_żółtym" draw:display-name="Wypełnione żółtym" draw:style="linear" draw:start-color="#ffde59" draw:end-color="#b47804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loext:opacity="100%"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Wypełnione_20_zielonym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loext:decorative="false"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loext:decorative="false"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cool" style:page-layout-name="PM1" draw:style-name="Mdp1">
      <draw:rect presentation:style-name="Mpr1" draw:text-style-name="MP1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9.433cm" svg:x="2.058cm" svg:y="5.838cm" presentation:class="outline" presentation:placeholder="true">
        <draw:text-box/>
      </draw:frame>
      <draw:rect presentation:style-name="Mpr2" draw:text-style-name="MP1" draw:layer="backgroundobjects" svg:width="0.505cm" svg:height="2.552cm" svg:x="0cm" svg:y="0cm">
        <text:p/>
      </draw:rect>
      <draw:rect presentation:style-name="Mpr2" draw:text-style-name="MP1" draw:layer="backgroundobjects" svg:width="0.505cm" svg:height="2.552cm" svg:x="0cm" svg:y="6.615cm">
        <text:p/>
      </draw:rect>
      <draw:rect presentation:style-name="Mpr2" draw:text-style-name="MP1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title>Subtle Accents</dc:title>
    <dc:description>Lilac title area and left border with three blue-green accent elements on left border, gray background</dc:description>
    <meta:creation-date>2024-12-01T18:52:32.49</meta:creation-date>
    <dc:language>en-US</dc:language>
    <meta:editing-cycles>37</meta:editing-cycles>
    <meta:editing-duration>PT7H58M13S</meta:editing-duration>
    <meta:initial-creator>Dominik </meta:initial-creator>
    <dc:date>2024-12-03T18:41:47.67</dc:date>
    <dc:creator>Dominik </dc:creator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Subtle Accents" xlink:href="../../../../../../Program%20Files%20(x86)/OpenOffice%204/share/template/en-GB/layout/lyt-cool.otp" meta:date="2005-05-17T11:49:38"/>
  </office:meta>
</office:document-meta>
</file>